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“Indeed, I am the Yamato Village Headma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“What business do you hav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“My, did you say Gashkull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“I can't have heard that name since the old
coal mine was sealed aw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“That I do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“It is the abominable demon which stole away
the livelihoods of our mining-fol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“I could never forget its nam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“Up until twenty years ago, the mine to the
north is how I put food on the tabl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At first I'd only mine for coal, but as I dug
further in I started to find precious sto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“All of those gemstones I mined were fine
articles of the highest quality, and soon became
what I lived fo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“It became my dream to one day spread those
stones all over the world and bring prosperity
and strength to this continen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Until one day, when it started to appear.
Gashkull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“One by one, my fellow miners quit their jobs
out of fea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“As for me, I refused to let go. I even hired
a security detail to escort me through the
mines. But Gashkull was far too strong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“When even my mercenaries dropped out, I had
to bite the bullet and seal of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“Just hearing its name fills my heart with
anguish. I never spoke about it again, so I never
thought I'd hear anyone bring it up now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“What the bloody hell are you talking about?
Enough monkey busines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“Not only is it blocked off, but many a brawny
adventurer have stepped foot inside only to
come back hurt and empty-handed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“As if you little punks could do any better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“Heavenly whats, now? What are those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“Are you some kind of troup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“Impossible. In any case, there's no way to
get into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“Because of the endless supply of reckless
thrill-seekers like you, the entrance was
locked tight with a heavy-duty padloc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“It wouldn't break if an elephant spent an entire
night slamming into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“It's enshrined at the top of Asura Tower, to
the south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t's beyond anyone's reach, ther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“W-Wait! What exactly are you planning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“Don't tell m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“Nonsens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“Asura Tower was originally built by a bunch
of young'uns as a place to master martial arts,
but now it's just a hangout for demon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“It can't be scaled without a small army of
skilled warrior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“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“...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“Promise me one thing, ki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“Come back in one piec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“It is the heart that holds one's dreams; but
the body which achieves them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a! W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onest to a fault, aren't you? I love it!!
Wa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“You can find Asura Tower past the lumber
yard, which is south of the villag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“You couldn't possibly miss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“I should be the one thanking you. Don't
disappoint me, now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“Believe me, scaling Asura Tower won't be
eas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“If you're going to give it a try, you'd better
give it 110%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“That's... there's no mistaking i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“It's the key to the coal min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it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“You scaled Asura Tower... and so quickl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“Indee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“Although... you'll be up against that thing...
Gashkull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“It'll be no ordinary fo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“You're full of pep, aren't you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“I'm sure you kids will get it done with an
attitude like tha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“First, you must leave the village through
the exit to the west, and go to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“Take the path north from the port, and take
a right. That'll take you to the mountain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f you scale the mountains, you'll eventually
get to the entrance o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“I'm relying on you kid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“To get to the coal mines, you must first head
west out of the village towards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“There are still many problems we have to
solve before we can get the coal mines up
and running agai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“However, if we tackle those problems one-
by-one, I'm sure I'll be able to achieve my
dream one d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“Thank you so much for everything you've
don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